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Scorer.init( Query query , String field , CachingTokenFilter cachingTokenFilter ,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nScorer.getFragmen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SpanScorer( WeightedSpanTerm [ ] weightedTer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anScorer.SpanScorer( Query query , String field , CachingTokenFilter cachingToke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getTokenScore( Token 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nScorer.isHighlightCnstScrRng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SpanScorer( Query query , String field , CachingTokenFilter cachingTokenFilter , String default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Scor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SpanScorer( Query query , String field , CachingTokenFilter cachingTokenFilter , IndexReader reader , String default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Scorer.getMaxTerm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setHighlightCnstScrRngQuery( boolean highl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anScorer.startFragment( TextFragment new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Scorer.SpanScorer( Query query , String field , CachingTokenFilter cachingTokenFilter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Scorer.getWeightedSpanTerm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